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d04" officeooo:paragraph-rsid="0006dd04"/>
    </style:style>
    <style:style style:name="P2" style:family="paragraph" style:parent-style-name="Standard">
      <style:text-properties fo:font-weight="bold" officeooo:paragraph-rsid="0006dd04" style:font-weight-asian="bold" style:font-weight-complex="bold"/>
    </style:style>
    <style:style style:name="T1" style:family="text">
      <style:text-properties officeooo:rsid="0006dd04"/>
    </style:style>
    <style:style style:name="T2" style:family="text">
      <style:text-properties style:language-asian="ja" style:country-asian="JP"/>
    </style:style>
    <style:style style:name="T3" style:family="text">
      <style:text-properties style:language-asian="ja" style:country-asian="JP" style:font-weight-asian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0.037cm" svg:y="0.065cm" svg:width="7.664cm" draw:z-index="0"><draw:text-box fo:min-height="0cm"><text:p text:style-name="P2"><text:span text:style-name="T1"><text:tab/>Club sakai - </text:span><text:span text:style-name="T2">さかい</text:span></text:p><text:p text:style-name="P1">le vendredi, de 13h à 14h (salle A210)</text:p><text:p text:style-name="P1">pour s’inscrire : M. Faure</text:p></draw:text-box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21:26:25.694634754</meta:creation-date>
    <dc:date>2023-10-01T21:29:20.123298478</dc:date>
    <meta:editing-duration>PT2M56S</meta:editing-duration>
    <meta:editing-cycles>1</meta:editing-cycles>
    <meta:document-statistic meta:table-count="0" meta:image-count="0" meta:object-count="0" meta:page-count="1" meta:paragraph-count="3" meta:word-count="19" meta:character-count="81" meta:non-whitespace-character-count="66"/>
    <meta:generator>LibreOffice/7.5.6.2$Linux_X86_64 LibreOffice_project/50$Build-2</meta:generator>
  </office:meta>
</office:document-meta>
</file>